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3.830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map style:condition="cell-content()&lt;0" style:apply-style-name="Good" style:base-cell-address="Livadia2023_a.G2"/>
      <style:map style:condition="cell-content()&gt;0" style:apply-style-name="Bad" style:base-cell-address="Livadia2023_a.G2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map style:condition="cell-content()&lt;0" style:apply-style-name="Good" style:base-cell-address="Livadia2023_a.G2"/>
      <style:map style:condition="cell-content()&gt;0" style:apply-style-name="Bad" style:base-cell-address="Livadia2023_a.G2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ivadia2023_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ce13"/>
        <table:table-column table:style-name="co6" table:number-columns-repeated="16375" table:default-cell-style-name="Default"/>
        <table:table-header-rows>
          <table:table-row table:style-name="ro1">
            <table:table-cell table:style-name="ce1" office:value-type="string" calcext:value-type="string">
              <text:p>No</text:p>
            </table:table-cell>
            <table:table-cell table:style-name="ce4" office:value-type="string" calcext:value-type="string">
              <text:p>Crew</text:p>
            </table:table-cell>
            <table:table-cell table:style-name="ce6" office:value-type="string" calcext:value-type="string">
              <text:p>Gr/Cl</text:p>
            </table:table-cell>
            <table:table-cell table:style-name="ce4" office:value-type="string" calcext:value-type="string">
              <text:p>Ss_1</text:p>
            </table:table-cell>
            <table:table-cell table:style-name="ce4" office:value-type="string" calcext:value-type="string">
              <text:p>Ss_2</text:p>
            </table:table-cell>
            <table:table-cell table:style-name="ce4" office:value-type="string" calcext:value-type="string">
              <text:p>Ss_3</text:p>
            </table:table-cell>
            <table:table-cell table:style-name="ce11" office:value-type="string" calcext:value-type="string">
              <text:p>Diff1-2</text:p>
            </table:table-cell>
            <table:table-cell table:style-name="ce11" office:value-type="string" calcext:value-type="string">
              <text:p>Diff1-3</text:p>
            </table:table-cell>
            <table:table-cell table:style-name="ce17" office:value-type="string" calcext:value-type="string">
              <text:p>Diff2-3</text:p>
            </table:table-cell>
            <table:table-cell table:style-name="ce19" table:number-columns-repeated="16375"/>
          </table:table-row>
        </table:table-header-rows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nteli Petros <text:s/>- Laos Pambos Citroën DS3 R5</text:p>
          </table:table-cell>
          <table:table-cell table:style-name="ce7" office:value-type="string" calcext:value-type="string">
            <text:p>C1</text:p>
          </table:table-cell>
          <table:table-cell table:style-name="ce8" office:value-type="string" calcext:value-type="string">
            <text:p>9:59.66</text:p>
          </table:table-cell>
          <table:table-cell table:style-name="ce8" office:value-type="string" calcext:value-type="string">
            <text:p>9:46.60</text:p>
          </table:table-cell>
          <table:table-cell table:style-name="ce8" office:value-type="string" calcext:value-type="string">
            <text:p>9:50.43</text:p>
          </table:table-cell>
          <table:table-cell table:style-name="ce12" table:formula="of:=IF([.E2]=&quot;-&quot;;&quot;-&quot;;([.E2]-[.D2])/[.D2])" office:value-type="percentage" office:value="-0.0217790081045926" calcext:value-type="percentage">
            <text:p>-2.18%</text:p>
          </table:table-cell>
          <table:table-cell table:style-name="ce12" table:formula="of:=IF([.F2]=&quot;-&quot;;&quot;-&quot;;([.F2]-[.D2])/[.D2])" office:value-type="percentage" office:value="-0.0153920554981157" calcext:value-type="percentage">
            <text:p>-1.54%</text:p>
          </table:table-cell>
          <table:table-cell table:style-name="ce18" table:formula="of:=IF([.F2]=&quot;-&quot;;&quot;-&quot;;([.F2]-[.E2])/[.E2])" office:value-type="percentage" office:value="0.00652915103989075" calcext:value-type="percentage">
            <text:p>0.65%</text:p>
          </table:table-cell>
          <table:table-cell table:number-columns-repeated="163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souloftas Alexandros <text:s/>- Elia S. Volkswagen Polo GTI R5</text:p>
          </table:table-cell>
          <table:table-cell table:style-name="ce7" office:value-type="string" calcext:value-type="string">
            <text:p>C1</text:p>
          </table:table-cell>
          <table:table-cell table:style-name="ce8" office:value-type="string" calcext:value-type="string">
            <text:p>9:28.07</text:p>
          </table:table-cell>
          <table:table-cell table:style-name="ce8" office:value-type="string" calcext:value-type="string">
            <text:p>9:19.87</text:p>
          </table:table-cell>
          <table:table-cell table:style-name="ce8" office:value-type="string" calcext:value-type="string">
            <text:p>9:24.22</text:p>
          </table:table-cell>
          <table:table-cell table:style-name="ce12" table:formula="of:=IF([.E3]=&quot;-&quot;;&quot;-&quot;;([.E3]-[.D3])/[.D3])" office:value-type="percentage" office:value="-0.0144348407766648" calcext:value-type="percentage">
            <text:p>-1.44%</text:p>
          </table:table-cell>
          <table:table-cell table:style-name="ce12" table:formula="of:=IF([.F3]=&quot;-&quot;;&quot;-&quot;;([.F3]-[.D3])/[.D3])" office:value-type="percentage" office:value="-0.00677733377928771" calcext:value-type="percentage">
            <text:p>-0.68%</text:p>
          </table:table-cell>
          <table:table-cell table:style-name="ce18" table:formula="of:=IF([.F3]=&quot;-&quot;;&quot;-&quot;;([.F3]-[.E3])/[.E3])" office:value-type="percentage" office:value="0.0077696608141176" calcext:value-type="percentage">
            <text:p>0.78%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aradissis P. <text:s/>- Poimenidis K. Mitsubishi Lancer Evo IX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10:24.29</text:p>
          </table:table-cell>
          <table:table-cell table:style-name="ce8" office:value-type="string" calcext:value-type="string">
            <text:p>10:10.07</text:p>
          </table:table-cell>
          <table:table-cell table:style-name="ce8" office:value-type="string" calcext:value-type="string">
            <text:p>10:05.54</text:p>
          </table:table-cell>
          <table:table-cell table:style-name="ce12" table:formula="of:=IF([.E4]=&quot;-&quot;;&quot;-&quot;;([.E4]-[.D4])/[.D4])" office:value-type="percentage" office:value="-0.0227778756667573" calcext:value-type="percentage">
            <text:p>-2.28%</text:p>
          </table:table-cell>
          <table:table-cell table:style-name="ce12" table:formula="of:=IF([.F4]=&quot;-&quot;;&quot;-&quot;;([.F4]-[.D4])/[.D4])" office:value-type="percentage" office:value="-0.0300341187589101" calcext:value-type="percentage">
            <text:p>-3.00%</text:p>
          </table:table-cell>
          <table:table-cell table:style-name="ce18" table:formula="of:=IF([.F4]=&quot;-&quot;;&quot;-&quot;;([.F4]-[.E4])/[.E4])" office:value-type="percentage" office:value="-0.00742537741570652" calcext:value-type="percentage">
            <text:p>-0.74%</text:p>
          </table:table-cell>
          <table:table-cell table:number-columns-repeated="163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smailos Panos <text:s/>- Soukoulis K. Mitsubishi Lancer Evo IX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17:00.77</text:p>
          </table:table-cell>
          <table:table-cell table:style-name="ce8" office:value-type="string" calcext:value-type="string">
            <text:p>10:15.80</text:p>
          </table:table-cell>
          <table:table-cell table:style-name="ce8" office:value-type="string" calcext:value-type="string">
            <text:p>10:11.20</text:p>
          </table:table-cell>
          <table:table-cell table:style-name="ce12" table:formula="of:=IF([.E5]=&quot;-&quot;;&quot;-&quot;;([.E5]-[.D5])/[.D5])" office:value-type="percentage" office:value="-0.39672991957052" calcext:value-type="percentage">
            <text:p>-39.67%</text:p>
          </table:table-cell>
          <table:table-cell table:style-name="ce12" table:formula="of:=IF([.F5]=&quot;-&quot;;&quot;-&quot;;([.F5]-[.D5])/[.D5])" office:value-type="percentage" office:value="-0.40123632160036" calcext:value-type="percentage">
            <text:p>-40.12%</text:p>
          </table:table-cell>
          <table:table-cell table:style-name="ce18" table:formula="of:=IF([.F5]=&quot;-&quot;;&quot;-&quot;;([.F5]-[.E5])/[.E5])" office:value-type="percentage" office:value="-0.00746995777849941" calcext:value-type="percentage">
            <text:p>-0.75%</text:p>
          </table:table-cell>
          <table:table-cell table:number-columns-repeated="163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Xanthakos M. <text:s/>- Karathanassis N. Subaru Impreza STi N12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11:47.60</text:p>
          </table:table-cell>
          <table:table-cell table:style-name="ce8" office:value-type="string" calcext:value-type="string">
            <text:p>14:03.34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6]=&quot;-&quot;;&quot;-&quot;;([.E6]-[.D6])/[.D6])" office:value-type="percentage" office:value="0.191831543244771" calcext:value-type="percentage">
            <text:p>19.18%</text:p>
          </table:table-cell>
          <table:table-cell table:style-name="ce12" table:formula="of:=IF([.F6]=&quot;-&quot;;&quot;-&quot;;([.F6]-[.D6])/[.D6])" office:value-type="string" office:string-value="-" calcext:value-type="string">
            <text:p>-</text:p>
          </table:table-cell>
          <table:table-cell table:style-name="ce18" table:formula="of:=IF([.F6]=&quot;-&quot;;&quot;-&quot;;([.F6]-[.E6])/[.E6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varis Nikos <text:s/>- Makrinos Manolis Mitsubishi Lancer Evo IX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11:08.30</text:p>
          </table:table-cell>
          <table:table-cell table:style-name="ce8" office:value-type="string" calcext:value-type="string">
            <text:p>10:56.41</text:p>
          </table:table-cell>
          <table:table-cell table:style-name="ce8" office:value-type="string" calcext:value-type="string">
            <text:p>10:54.67</text:p>
          </table:table-cell>
          <table:table-cell table:style-name="ce12" table:formula="of:=IF([.E7]=&quot;-&quot;;&quot;-&quot;;([.E7]-[.D7])/[.D7])" office:value-type="percentage" office:value="-0.0177914110429447" calcext:value-type="percentage">
            <text:p>-1.78%</text:p>
          </table:table-cell>
          <table:table-cell table:style-name="ce12" table:formula="of:=IF([.F7]=&quot;-&quot;;&quot;-&quot;;([.F7]-[.D7])/[.D7])" office:value-type="percentage" office:value="-0.0203950321711806" calcext:value-type="percentage">
            <text:p>-2.04%</text:p>
          </table:table-cell>
          <table:table-cell table:style-name="ce18" table:formula="of:=IF([.F7]=&quot;-&quot;;&quot;-&quot;;([.F7]-[.E7])/[.E7])" office:value-type="percentage" office:value="-0.00265078228546184" calcext:value-type="percentage">
            <text:p>-0.27%</text:p>
          </table:table-cell>
          <table:table-cell table:number-columns-repeated="163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sakalos Theodoros <text:s/>- Kotronis A. Ford Fiesta R2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0:54.93</text:p>
          </table:table-cell>
          <table:table-cell table:style-name="ce8" office:value-type="string" calcext:value-type="string">
            <text:p>10:46.44</text:p>
          </table:table-cell>
          <table:table-cell table:style-name="ce8" office:value-type="string" calcext:value-type="string">
            <text:p>10:38.32</text:p>
          </table:table-cell>
          <table:table-cell table:style-name="ce12" table:formula="of:=IF([.E8]=&quot;-&quot;;&quot;-&quot;;([.E8]-[.D8])/[.D8])" office:value-type="percentage" office:value="-0.0129632174430854" calcext:value-type="percentage">
            <text:p>-1.30%</text:p>
          </table:table-cell>
          <table:table-cell table:style-name="ce12" table:formula="of:=IF([.F8]=&quot;-&quot;;&quot;-&quot;;([.F8]-[.D8])/[.D8])" office:value-type="percentage" office:value="-0.025361489014093" calcext:value-type="percentage">
            <text:p>-2.54%</text:p>
          </table:table-cell>
          <table:table-cell table:style-name="ce18" table:formula="of:=IF([.F8]=&quot;-&quot;;&quot;-&quot;;([.F8]-[.E8])/[.E8])" office:value-type="percentage" office:value="-0.0125611038920859" calcext:value-type="percentage">
            <text:p>-1.26%</text:p>
          </table:table-cell>
          <table:table-cell table:number-columns-repeated="1637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gathokleous George <text:s/>- Zakou S. Peugeot 208 Rally4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1:28.96</text:p>
          </table:table-cell>
          <table:table-cell table:style-name="ce8" office:value-type="string" calcext:value-type="string">
            <text:p>11:25.23</text:p>
          </table:table-cell>
          <table:table-cell table:style-name="ce8" office:value-type="string" calcext:value-type="string">
            <text:p>11:05.83</text:p>
          </table:table-cell>
          <table:table-cell table:style-name="ce12" table:formula="of:=IF([.E9]=&quot;-&quot;;&quot;-&quot;;([.E9]-[.D9])/[.D9])" office:value-type="percentage" office:value="-0.00541395726892709" calcext:value-type="percentage">
            <text:p>-0.54%</text:p>
          </table:table-cell>
          <table:table-cell table:style-name="ce12" table:formula="of:=IF([.F9]=&quot;-&quot;;&quot;-&quot;;([.F9]-[.D9])/[.D9])" office:value-type="percentage" office:value="-0.033572340919647" calcext:value-type="percentage">
            <text:p>-3.36%</text:p>
          </table:table-cell>
          <table:table-cell table:style-name="ce18" table:formula="of:=IF([.F9]=&quot;-&quot;;&quot;-&quot;;([.F9]-[.E9])/[.E9])" office:value-type="percentage" office:value="-0.0283116617777972" calcext:value-type="percentage">
            <text:p>-2.83%</text:p>
          </table:table-cell>
          <table:table-cell table:number-columns-repeated="1637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anteli Chrysostomos <text:s/>- Kougias V. Peugeot 208 R2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0:43.31</text:p>
          </table:table-cell>
          <table:table-cell table:style-name="ce8" office:value-type="string" calcext:value-type="string">
            <text:p>10:26.00</text:p>
          </table:table-cell>
          <table:table-cell table:style-name="ce8" office:value-type="string" calcext:value-type="string">
            <text:p>10:20.36</text:p>
          </table:table-cell>
          <table:table-cell table:style-name="ce12" table:formula="of:=IF([.E10]=&quot;-&quot;;&quot;-&quot;;([.E10]-[.D10])/[.D10])" office:value-type="percentage" office:value="-0.0269077116786618" calcext:value-type="percentage">
            <text:p>-2.69%</text:p>
          </table:table-cell>
          <table:table-cell table:style-name="ce12" table:formula="of:=IF([.F10]=&quot;-&quot;;&quot;-&quot;;([.F10]-[.D10])/[.D10])" office:value-type="percentage" office:value="-0.0356748690367007" calcext:value-type="percentage">
            <text:p>-3.57%</text:p>
          </table:table-cell>
          <table:table-cell table:style-name="ce18" table:formula="of:=IF([.F10]=&quot;-&quot;;&quot;-&quot;;([.F10]-[.E10])/[.E10])" office:value-type="percentage" office:value="-0.00900958466453675" calcext:value-type="percentage">
            <text:p>-0.90%</text:p>
          </table:table-cell>
          <table:table-cell table:number-columns-repeated="1637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Antoniou K. <text:s/>- Bourazas E. Ford Escort MK2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1:09.57</text:p>
          </table:table-cell>
          <table:table-cell table:style-name="ce8" office:value-type="string" calcext:value-type="string">
            <text:p>10:52.64</text:p>
          </table:table-cell>
          <table:table-cell table:style-name="ce8" office:value-type="string" calcext:value-type="string">
            <text:p>12:26.82</text:p>
          </table:table-cell>
          <table:table-cell table:style-name="ce12" table:formula="of:=IF([.E11]=&quot;-&quot;;&quot;-&quot;;([.E11]-[.D11])/[.D11])" office:value-type="percentage" office:value="-0.0252848843287483" calcext:value-type="percentage">
            <text:p>-2.53%</text:p>
          </table:table-cell>
          <table:table-cell table:style-name="ce12" table:formula="of:=IF([.F11]=&quot;-&quot;;&quot;-&quot;;([.F11]-[.D11])/[.D11])" office:value-type="percentage" office:value="0.115372552533716" calcext:value-type="percentage">
            <text:p>11.54%</text:p>
          </table:table-cell>
          <table:table-cell table:style-name="ce18" table:formula="of:=IF([.F11]=&quot;-&quot;;&quot;-&quot;;([.F11]-[.E11])/[.E11])" office:value-type="percentage" office:value="0.144306202500613" calcext:value-type="percentage">
            <text:p>14.43%</text:p>
          </table:table-cell>
          <table:table-cell table:number-columns-repeated="1637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asdelis Andreas <text:s/>- Zotiadis K. Volkswagen Golf II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2:02.94</text:p>
          </table:table-cell>
          <table:table-cell table:style-name="ce8" office:value-type="string" calcext:value-type="string">
            <text:p>11:42.22</text:p>
          </table:table-cell>
          <table:table-cell table:style-name="ce8" office:value-type="string" calcext:value-type="string">
            <text:p>11:23.80</text:p>
          </table:table-cell>
          <table:table-cell table:style-name="ce12" table:formula="of:=IF([.E12]=&quot;-&quot;;&quot;-&quot;;([.E12]-[.D12])/[.D12])" office:value-type="percentage" office:value="-0.0286607463966582" calcext:value-type="percentage">
            <text:p>-2.87%</text:p>
          </table:table-cell>
          <table:table-cell table:style-name="ce12" table:formula="of:=IF([.F12]=&quot;-&quot;;&quot;-&quot;;([.F12]-[.D12])/[.D12])" office:value-type="percentage" office:value="-0.0541400392840348" calcext:value-type="percentage">
            <text:p>-5.41%</text:p>
          </table:table-cell>
          <table:table-cell table:style-name="ce18" table:formula="of:=IF([.F12]=&quot;-&quot;;&quot;-&quot;;([.F12]-[.E12])/[.E12])" office:value-type="percentage" office:value="-0.0262310956680243" calcext:value-type="percentage">
            <text:p>-2.62%</text:p>
          </table:table-cell>
          <table:table-cell table:number-columns-repeated="1637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hristodoulou A. <text:s/>- Karanikolas E. Mitsubishi Lancer Evo IX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11:17.38</text:p>
          </table:table-cell>
          <table:table-cell table:style-name="ce8" office:value-type="string" calcext:value-type="string">
            <text:p>10:47.48</text:p>
          </table:table-cell>
          <table:table-cell table:style-name="ce8" office:value-type="string" calcext:value-type="string">
            <text:p>10:42.73</text:p>
          </table:table-cell>
          <table:table-cell table:style-name="ce12" table:formula="of:=IF([.E13]=&quot;-&quot;;&quot;-&quot;;([.E13]-[.D13])/[.D13])" office:value-type="percentage" office:value="-0.0441406596002244" calcext:value-type="percentage">
            <text:p>-4.41%</text:p>
          </table:table-cell>
          <table:table-cell table:style-name="ce12" table:formula="of:=IF([.F13]=&quot;-&quot;;&quot;-&quot;;([.F13]-[.D13])/[.D13])" office:value-type="percentage" office:value="-0.0511529717440728" calcext:value-type="percentage">
            <text:p>-5.12%</text:p>
          </table:table-cell>
          <table:table-cell table:style-name="ce18" table:formula="of:=IF([.F13]=&quot;-&quot;;&quot;-&quot;;([.F13]-[.E13])/[.E13])" office:value-type="percentage" office:value="-0.00733613393463894" calcext:value-type="percentage">
            <text:p>-0.73%</text:p>
          </table:table-cell>
          <table:table-cell table:number-columns-repeated="1637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igas Giorgos <text:s/>- Mougios Theodoros Ford Escort MK2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1:42.0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table:formula="of:=IF([.E14]=&quot;-&quot;;&quot;-&quot;;([.E14]-[.D14])/[.D14])" office:value-type="string" office:string-value="-" calcext:value-type="string">
            <text:p>-</text:p>
          </table:table-cell>
          <table:table-cell table:style-name="ce12" table:formula="of:=IF([.F14]=&quot;-&quot;;&quot;-&quot;;([.F14]-[.D14])/[.D14])" office:value-type="string" office:string-value="-" calcext:value-type="string">
            <text:p>-</text:p>
          </table:table-cell>
          <table:table-cell table:style-name="ce18" table:formula="of:=IF([.F14]=&quot;-&quot;;&quot;-&quot;;([.F14]-[.E14])/[.E14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hatzigakis G. <text:s/>- Chatzigakis C. Ford Escort MK2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1:30.67</text:p>
          </table:table-cell>
          <table:table-cell table:style-name="ce8" office:value-type="string" calcext:value-type="string">
            <text:p>11:11.36</text:p>
          </table:table-cell>
          <table:table-cell table:style-name="ce8" office:value-type="string" calcext:value-type="string">
            <text:p>11:13.21</text:p>
          </table:table-cell>
          <table:table-cell table:style-name="ce12" table:formula="of:=IF([.E15]=&quot;-&quot;;&quot;-&quot;;([.E15]-[.D15])/[.D15])" office:value-type="percentage" office:value="-0.0279583592743278" calcext:value-type="percentage">
            <text:p>-2.80%</text:p>
          </table:table-cell>
          <table:table-cell table:style-name="ce12" table:formula="of:=IF([.F15]=&quot;-&quot;;&quot;-&quot;;([.F15]-[.D15])/[.D15])" office:value-type="percentage" office:value="-0.0252798007731622" calcext:value-type="percentage">
            <text:p>-2.53%</text:p>
          </table:table-cell>
          <table:table-cell table:style-name="ce18" table:formula="of:=IF([.F15]=&quot;-&quot;;&quot;-&quot;;([.F15]-[.E15])/[.E15])" office:value-type="percentage" office:value="0.00275560057197339" calcext:value-type="percentage">
            <text:p>0.28%</text:p>
          </table:table-cell>
          <table:table-cell table:number-columns-repeated="1637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Kalamaras Teo <text:s/>- Psaraki Vicky Renault Clio RS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2:07.97</text:p>
          </table:table-cell>
          <table:table-cell table:style-name="ce8" office:value-type="string" calcext:value-type="string">
            <text:p>11:39.03</text:p>
          </table:table-cell>
          <table:table-cell table:style-name="ce8" office:value-type="string" calcext:value-type="string">
            <text:p>11:45.18</text:p>
          </table:table-cell>
          <table:table-cell table:style-name="ce12" table:formula="of:=IF([.E16]=&quot;-&quot;;&quot;-&quot;;([.E16]-[.D16])/[.D16])" office:value-type="percentage" office:value="-0.0397543854829184" calcext:value-type="percentage">
            <text:p>-3.98%</text:p>
          </table:table-cell>
          <table:table-cell table:style-name="ce12" table:formula="of:=IF([.F16]=&quot;-&quot;;&quot;-&quot;;([.F16]-[.D16])/[.D16])" office:value-type="percentage" office:value="-0.0313062351470528" calcext:value-type="percentage">
            <text:p>-3.13%</text:p>
          </table:table-cell>
          <table:table-cell table:style-name="ce18" table:formula="of:=IF([.F16]=&quot;-&quot;;&quot;-&quot;;([.F16]-[.E16])/[.E16])" office:value-type="percentage" office:value="0.00879790566928476" calcext:value-type="percentage">
            <text:p>0.88%</text:p>
          </table:table-cell>
          <table:table-cell table:number-columns-repeated="1637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Manetas Giorgos <text:s/>- Adamopoulos A. Toyota Corolla AE111</text:p>
          </table:table-cell>
          <table:table-cell table:style-name="ce7" office:value-type="string" calcext:value-type="string">
            <text:p>C4 F2</text:p>
          </table:table-cell>
          <table:table-cell table:style-name="ce8" office:value-type="string" calcext:value-type="string">
            <text:p>11:52.15</text:p>
          </table:table-cell>
          <table:table-cell table:style-name="ce8" office:value-type="string" calcext:value-type="string">
            <text:p>11:21.04</text:p>
          </table:table-cell>
          <table:table-cell table:style-name="ce8" office:value-type="string" calcext:value-type="string">
            <text:p>11:21.12</text:p>
          </table:table-cell>
          <table:table-cell table:style-name="ce12" table:formula="of:=IF([.E17]=&quot;-&quot;;&quot;-&quot;;([.E17]-[.D17])/[.D17])" office:value-type="percentage" office:value="-0.0436846170048444" calcext:value-type="percentage">
            <text:p>-4.37%</text:p>
          </table:table-cell>
          <table:table-cell table:style-name="ce12" table:formula="of:=IF([.F17]=&quot;-&quot;;&quot;-&quot;;([.F17]-[.D17])/[.D17])" office:value-type="percentage" office:value="-0.0435722811205503" calcext:value-type="percentage">
            <text:p>-4.36%</text:p>
          </table:table-cell>
          <table:table-cell table:style-name="ce18" table:formula="of:=IF([.F17]=&quot;-&quot;;&quot;-&quot;;([.F17]-[.E17])/[.E17])" office:value-type="percentage" office:value="0.000117467402795834" calcext:value-type="percentage">
            <text:p>0.01%</text:p>
          </table:table-cell>
          <table:table-cell table:number-columns-repeated="1637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Mavraganis A. <text:s/>- Chreppas N. Toyota Corolla AE92</text:p>
          </table:table-cell>
          <table:table-cell table:style-name="ce7" office:value-type="string" calcext:value-type="string">
            <text:p>C4 F2</text:p>
          </table:table-cell>
          <table:table-cell table:style-name="ce8" office:value-type="string" calcext:value-type="string">
            <text:p>12:32.43</text:p>
          </table:table-cell>
          <table:table-cell table:style-name="ce8" office:value-type="string" calcext:value-type="string">
            <text:p>12:00.17</text:p>
          </table:table-cell>
          <table:table-cell table:style-name="ce8" office:value-type="string" calcext:value-type="string">
            <text:p>11:47.57</text:p>
          </table:table-cell>
          <table:table-cell table:style-name="ce12" table:formula="of:=IF([.E18]=&quot;-&quot;;&quot;-&quot;;([.E18]-[.D18])/[.D18])" office:value-type="percentage" office:value="-0.042874420211847" calcext:value-type="percentage">
            <text:p>-4.29%</text:p>
          </table:table-cell>
          <table:table-cell table:style-name="ce12" table:formula="of:=IF([.F18]=&quot;-&quot;;&quot;-&quot;;([.F18]-[.D18])/[.D18])" office:value-type="percentage" office:value="-0.0596201640019667" calcext:value-type="percentage">
            <text:p>-5.96%</text:p>
          </table:table-cell>
          <table:table-cell table:style-name="ce18" table:formula="of:=IF([.F18]=&quot;-&quot;;&quot;-&quot;;([.F18]-[.E18])/[.E18])" office:value-type="percentage" office:value="-0.017495869030923" calcext:value-type="percentage">
            <text:p>-1.75%</text:p>
          </table:table-cell>
          <table:table-cell table:number-columns-repeated="1637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Athanasoulas S. <text:s/>- Basioukas V. Ford Fiesta Rally4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1:50.80</text:p>
          </table:table-cell>
          <table:table-cell table:style-name="ce8" office:value-type="string" calcext:value-type="string">
            <text:p>11:20.89</text:p>
          </table:table-cell>
          <table:table-cell table:style-name="ce8" office:value-type="string" calcext:value-type="string">
            <text:p>11:18.87</text:p>
          </table:table-cell>
          <table:table-cell table:style-name="ce12" table:formula="of:=IF([.E19]=&quot;-&quot;;&quot;-&quot;;([.E19]-[.D19])/[.D19])" office:value-type="percentage" office:value="-0.0420793472144064" calcext:value-type="percentage">
            <text:p>-4.21%</text:p>
          </table:table-cell>
          <table:table-cell table:style-name="ce12" table:formula="of:=IF([.F19]=&quot;-&quot;;&quot;-&quot;;([.F19]-[.D19])/[.D19])" office:value-type="percentage" office:value="-0.0449212155317951" calcext:value-type="percentage">
            <text:p>-4.49%</text:p>
          </table:table-cell>
          <table:table-cell table:style-name="ce18" table:formula="of:=IF([.F19]=&quot;-&quot;;&quot;-&quot;;([.F19]-[.E19])/[.E19])" office:value-type="percentage" office:value="-0.00296670534153813" calcext:value-type="percentage">
            <text:p>-0.30%</text:p>
          </table:table-cell>
          <table:table-cell table:number-columns-repeated="1637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Koutsoukos A. <text:s/>- Kotsopoulos A. Toyota Starlet EP91</text:p>
          </table:table-cell>
          <table:table-cell table:style-name="ce7" office:value-type="string" calcext:value-type="string">
            <text:p>C4 F2</text:p>
          </table:table-cell>
          <table:table-cell table:style-name="ce8" office:value-type="string" calcext:value-type="string">
            <text:p>12:56.82</text:p>
          </table:table-cell>
          <table:table-cell table:style-name="ce8" office:value-type="string" calcext:value-type="string">
            <text:p>12:25.30</text:p>
          </table:table-cell>
          <table:table-cell table:style-name="ce8" office:value-type="string" calcext:value-type="string">
            <text:p>12:16.34</text:p>
          </table:table-cell>
          <table:table-cell table:style-name="ce12" table:formula="of:=IF([.E20]=&quot;-&quot;;&quot;-&quot;;([.E20]-[.D20])/[.D20])" office:value-type="percentage" office:value="-0.0405756803377875" calcext:value-type="percentage">
            <text:p>-4.06%</text:p>
          </table:table-cell>
          <table:table-cell table:style-name="ce12" table:formula="of:=IF([.F20]=&quot;-&quot;;&quot;-&quot;;([.F20]-[.D20])/[.D20])" office:value-type="percentage" office:value="-0.0521098838855849" calcext:value-type="percentage">
            <text:p>-5.21%</text:p>
          </table:table-cell>
          <table:table-cell table:style-name="ce18" table:formula="of:=IF([.F20]=&quot;-&quot;;&quot;-&quot;;([.F20]-[.E20])/[.E20])" office:value-type="percentage" office:value="-0.0120220045619213" calcext:value-type="percentage">
            <text:p>-1.20%</text:p>
          </table:table-cell>
          <table:table-cell table:number-columns-repeated="1637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Avgeris Giorgos <text:s/>- Andritsakis K. Seat Ibiza 2.0 GTi 16V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2:11.4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table:formula="of:=IF([.E21]=&quot;-&quot;;&quot;-&quot;;([.E21]-[.D21])/[.D21])" office:value-type="string" office:string-value="-" calcext:value-type="string">
            <text:p>-</text:p>
          </table:table-cell>
          <table:table-cell table:style-name="ce12" table:formula="of:=IF([.F21]=&quot;-&quot;;&quot;-&quot;;([.F21]-[.D21])/[.D21])" office:value-type="string" office:string-value="-" calcext:value-type="string">
            <text:p>-</text:p>
          </table:table-cell>
          <table:table-cell table:style-name="ce18" table:formula="of:=IF([.F21]=&quot;-&quot;;&quot;-&quot;;([.F21]-[.E21])/[.E21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apadopoulos Ioannis - Ahtidas Emmanouel Peugeot 206 XS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4:21.44</text:p>
          </table:table-cell>
          <table:table-cell table:style-name="ce8" office:value-type="string" calcext:value-type="string">
            <text:p>12:40.89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22]=&quot;-&quot;;&quot;-&quot;;([.E22]-[.D22])/[.D22])" office:value-type="percentage" office:value="-0.116723161218425" calcext:value-type="percentage">
            <text:p>-11.67%</text:p>
          </table:table-cell>
          <table:table-cell table:style-name="ce12" table:formula="of:=IF([.F22]=&quot;-&quot;;&quot;-&quot;;([.F22]-[.D22])/[.D22])" office:value-type="string" office:string-value="-" calcext:value-type="string">
            <text:p>-</text:p>
          </table:table-cell>
          <table:table-cell table:style-name="ce18" table:formula="of:=IF([.F22]=&quot;-&quot;;&quot;-&quot;;([.F22]-[.E22])/[.E22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Manouskos Elias <text:s/>- Manouskos N. Toyota Yaris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22.66</text:p>
          </table:table-cell>
          <table:table-cell table:style-name="ce8" office:value-type="string" calcext:value-type="string">
            <text:p>11:29.04</text:p>
          </table:table-cell>
          <table:table-cell table:style-name="ce8" office:value-type="string" calcext:value-type="string">
            <text:p>11:22.25</text:p>
          </table:table-cell>
          <table:table-cell table:style-name="ce12" table:formula="of:=IF([.E23]=&quot;-&quot;;&quot;-&quot;;([.E23]-[.D23])/[.D23])" office:value-type="percentage" office:value="-0.0721999299814181" calcext:value-type="percentage">
            <text:p>-7.22%</text:p>
          </table:table-cell>
          <table:table-cell table:style-name="ce12" table:formula="of:=IF([.F23]=&quot;-&quot;;&quot;-&quot;;([.F23]-[.D23])/[.D23])" office:value-type="percentage" office:value="-0.0813427409581773" calcext:value-type="percentage">
            <text:p>-8.13%</text:p>
          </table:table-cell>
          <table:table-cell table:style-name="ce18" table:formula="of:=IF([.F23]=&quot;-&quot;;&quot;-&quot;;([.F23]-[.E23])/[.E23])" office:value-type="percentage" office:value="-0.00985429002670378" calcext:value-type="percentage">
            <text:p>-0.99%</text:p>
          </table:table-cell>
          <table:table-cell table:number-columns-repeated="1637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akas Alexandros - Masialas Evangelos Ford Fiesta R2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2:50.7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table:formula="of:=IF([.E24]=&quot;-&quot;;&quot;-&quot;;([.E24]-[.D24])/[.D24])" office:value-type="string" office:string-value="-" calcext:value-type="string">
            <text:p>-</text:p>
          </table:table-cell>
          <table:table-cell table:style-name="ce12" table:formula="of:=IF([.F24]=&quot;-&quot;;&quot;-&quot;;([.F24]-[.D24])/[.D24])" office:value-type="string" office:string-value="-" calcext:value-type="string">
            <text:p>-</text:p>
          </table:table-cell>
          <table:table-cell table:style-name="ce18" table:formula="of:=IF([.F24]=&quot;-&quot;;&quot;-&quot;;([.F24]-[.E24])/[.E24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elaportas Giorgos <text:s/>- Panaritis E. Ford Fiesta R2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1:38.46</text:p>
          </table:table-cell>
          <table:table-cell table:style-name="ce8" office:value-type="string" calcext:value-type="string">
            <text:p>10:56.80</text:p>
          </table:table-cell>
          <table:table-cell table:style-name="ce8" office:value-type="string" calcext:value-type="string">
            <text:p>10:57.52</text:p>
          </table:table-cell>
          <table:table-cell table:style-name="ce12" table:formula="of:=IF([.E25]=&quot;-&quot;;&quot;-&quot;;([.E25]-[.D25])/[.D25])" office:value-type="percentage" office:value="-0.0596455058271055" calcext:value-type="percentage">
            <text:p>-5.96%</text:p>
          </table:table-cell>
          <table:table-cell table:style-name="ce12" table:formula="of:=IF([.F25]=&quot;-&quot;;&quot;-&quot;;([.F25]-[.D25])/[.D25])" office:value-type="percentage" office:value="-0.0586146665521291" calcext:value-type="percentage">
            <text:p>-5.86%</text:p>
          </table:table-cell>
          <table:table-cell table:style-name="ce18" table:formula="of:=IF([.F25]=&quot;-&quot;;&quot;-&quot;;([.F25]-[.E25])/[.E25])" office:value-type="percentage" office:value="0.00109622411693068" calcext:value-type="percentage">
            <text:p>0.11%</text:p>
          </table:table-cell>
          <table:table-cell table:number-columns-repeated="1637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Amoutzas Giorgos <text:s/>- Eliopoulos G. Renault Clio RS</text:p>
          </table:table-cell>
          <table:table-cell table:style-name="ce7" office:value-type="string" calcext:value-type="string">
            <text:p>C3 F2</text:p>
          </table:table-cell>
          <table:table-cell table:style-name="ce8" office:value-type="string" calcext:value-type="string">
            <text:p>11:22.10</text:p>
          </table:table-cell>
          <table:table-cell table:style-name="ce8" office:value-type="string" calcext:value-type="string">
            <text:p>10:56.35</text:p>
          </table:table-cell>
          <table:table-cell table:style-name="ce8" office:value-type="string" calcext:value-type="string">
            <text:p>11:13.25</text:p>
          </table:table-cell>
          <table:table-cell table:style-name="ce12" table:formula="of:=IF([.E26]=&quot;-&quot;;&quot;-&quot;;([.E26]-[.D26])/[.D26])" office:value-type="percentage" office:value="-0.0377510628940038" calcext:value-type="percentage">
            <text:p>-3.78%</text:p>
          </table:table-cell>
          <table:table-cell table:style-name="ce12" table:formula="of:=IF([.F26]=&quot;-&quot;;&quot;-&quot;;([.F26]-[.D26])/[.D26])" office:value-type="percentage" office:value="-0.0129746371499781" calcext:value-type="percentage">
            <text:p>-1.30%</text:p>
          </table:table-cell>
          <table:table-cell table:style-name="ce18" table:formula="of:=IF([.F26]=&quot;-&quot;;&quot;-&quot;;([.F26]-[.E26])/[.E26])" office:value-type="percentage" office:value="0.0257484573779233" calcext:value-type="percentage">
            <text:p>2.57%</text:p>
          </table:table-cell>
          <table:table-cell table:number-columns-repeated="1637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Gazetas D. <text:s/>- Papadimitriou K. Toyota Yaris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17.30</text:p>
          </table:table-cell>
          <table:table-cell table:style-name="ce8" office:value-type="string" calcext:value-type="string">
            <text:p>11:40.50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27]=&quot;-&quot;;&quot;-&quot;;([.E27]-[.D27])/[.D27])" office:value-type="percentage" office:value="-0.0499118404991185" calcext:value-type="percentage">
            <text:p>-4.99%</text:p>
          </table:table-cell>
          <table:table-cell table:style-name="ce12" table:formula="of:=IF([.F27]=&quot;-&quot;;&quot;-&quot;;([.F27]-[.D27])/[.D27])" office:value-type="string" office:string-value="-" calcext:value-type="string">
            <text:p>-</text:p>
          </table:table-cell>
          <table:table-cell table:style-name="ce18" table:formula="of:=IF([.F27]=&quot;-&quot;;&quot;-&quot;;([.F27]-[.E27])/[.E27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Giannakopoulos I. <text:s/>- Foteinogiannopoulos I. Toyota Yaris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29.1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table:formula="of:=IF([.E28]=&quot;-&quot;;&quot;-&quot;;([.E28]-[.D28])/[.D28])" office:value-type="string" office:string-value="-" calcext:value-type="string">
            <text:p>-</text:p>
          </table:table-cell>
          <table:table-cell table:style-name="ce12" table:formula="of:=IF([.F28]=&quot;-&quot;;&quot;-&quot;;([.F28]-[.D28])/[.D28])" office:value-type="string" office:string-value="-" calcext:value-type="string">
            <text:p>-</text:p>
          </table:table-cell>
          <table:table-cell table:style-name="ce18" table:formula="of:=IF([.F28]=&quot;-&quot;;&quot;-&quot;;([.F28]-[.E28])/[.E28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Englezos T. <text:s/>- Grigoriadis K. Toyota Yaris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35.50</text:p>
          </table:table-cell>
          <table:table-cell table:style-name="ce8" office:value-type="string" calcext:value-type="string">
            <text:p>11:37.02</text:p>
          </table:table-cell>
          <table:table-cell table:style-name="ce8" office:value-type="string" calcext:value-type="string">
            <text:p>12:05.14</text:p>
          </table:table-cell>
          <table:table-cell table:style-name="ce12" table:formula="of:=IF([.E29]=&quot;-&quot;;&quot;-&quot;;([.E29]-[.D29])/[.D29])" office:value-type="percentage" office:value="-0.0774056915949703" calcext:value-type="percentage">
            <text:p>-7.74%</text:p>
          </table:table-cell>
          <table:table-cell table:style-name="ce12" table:formula="of:=IF([.F29]=&quot;-&quot;;&quot;-&quot;;([.F29]-[.D29])/[.D29])" office:value-type="percentage" office:value="-0.0401853077432164" calcext:value-type="percentage">
            <text:p>-4.02%</text:p>
          </table:table-cell>
          <table:table-cell table:style-name="ce18" table:formula="of:=IF([.F29]=&quot;-&quot;;&quot;-&quot;;([.F29]-[.E29])/[.E29])" office:value-type="percentage" office:value="0.0403431752317007" calcext:value-type="percentage">
            <text:p>4.03%</text:p>
          </table:table-cell>
          <table:table-cell table:number-columns-repeated="1637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Kourtessis Haralambos <text:s/>- Moukas E. Nissan Micra K11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52.31</text:p>
          </table:table-cell>
          <table:table-cell table:style-name="ce8" office:value-type="string" calcext:value-type="string">
            <text:p>12:12.39</text:p>
          </table:table-cell>
          <table:table-cell table:style-name="ce8" office:value-type="string" calcext:value-type="string">
            <text:p>12:02.98</text:p>
          </table:table-cell>
          <table:table-cell table:style-name="ce12" table:formula="of:=IF([.E30]=&quot;-&quot;;&quot;-&quot;;([.E30]-[.D30])/[.D30])" office:value-type="percentage" office:value="-0.0516890885784206" calcext:value-type="percentage">
            <text:p>-5.17%</text:p>
          </table:table-cell>
          <table:table-cell table:style-name="ce12" table:formula="of:=IF([.F30]=&quot;-&quot;;&quot;-&quot;;([.F30]-[.D30])/[.D30])" office:value-type="percentage" office:value="-0.0638733151195762" calcext:value-type="percentage">
            <text:p>-6.39%</text:p>
          </table:table-cell>
          <table:table-cell table:style-name="ce18" table:formula="of:=IF([.F30]=&quot;-&quot;;&quot;-&quot;;([.F30]-[.E30])/[.E30])" office:value-type="percentage" office:value="-0.0128483458266769" calcext:value-type="percentage">
            <text:p>-1.28%</text:p>
          </table:table-cell>
          <table:table-cell table:number-columns-repeated="1637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Kotsadam Lambros <text:s/>- Kotsadam N. Toyota Starlet EP91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45.15</text:p>
          </table:table-cell>
          <table:table-cell table:style-name="ce8" office:value-type="string" calcext:value-type="string">
            <text:p>11:58.85</text:p>
          </table:table-cell>
          <table:table-cell table:style-name="ce8" office:value-type="string" calcext:value-type="string">
            <text:p>12:07.38</text:p>
          </table:table-cell>
          <table:table-cell table:style-name="ce12" table:formula="of:=IF([.E31]=&quot;-&quot;;&quot;-&quot;;([.E31]-[.D31])/[.D31])" office:value-type="percentage" office:value="-0.0605110109128929" calcext:value-type="percentage">
            <text:p>-6.05%</text:p>
          </table:table-cell>
          <table:table-cell table:style-name="ce12" table:formula="of:=IF([.F31]=&quot;-&quot;;&quot;-&quot;;([.F31]-[.D31])/[.D31])" office:value-type="percentage" office:value="-0.0493628700254852" calcext:value-type="percentage">
            <text:p>-4.94%</text:p>
          </table:table-cell>
          <table:table-cell table:style-name="ce18" table:formula="of:=IF([.F31]=&quot;-&quot;;&quot;-&quot;;([.F31]-[.E31])/[.E31])" office:value-type="percentage" office:value="0.0118661751408499" calcext:value-type="percentage">
            <text:p>1.19%</text:p>
          </table:table-cell>
          <table:table-cell table:number-columns-repeated="1637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Kanellopoulos A. <text:s/>- Spirou K. Peugeot 208 Rally4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2:44.07</text:p>
          </table:table-cell>
          <table:table-cell table:style-name="ce8" office:value-type="string" calcext:value-type="string">
            <text:p>11:39.05</text:p>
          </table:table-cell>
          <table:table-cell table:style-name="ce8" office:value-type="string" calcext:value-type="string">
            <text:p>11:40.08</text:p>
          </table:table-cell>
          <table:table-cell table:style-name="ce12" table:formula="of:=IF([.E32]=&quot;-&quot;;&quot;-&quot;;([.E32]-[.D32])/[.D32])" office:value-type="percentage" office:value="-0.0850969152041045" calcext:value-type="percentage">
            <text:p>-8.51%</text:p>
          </table:table-cell>
          <table:table-cell table:style-name="ce12" table:formula="of:=IF([.F32]=&quot;-&quot;;&quot;-&quot;;([.F32]-[.D32])/[.D32])" office:value-type="percentage" office:value="-0.0837488711767246" calcext:value-type="percentage">
            <text:p>-8.37%</text:p>
          </table:table-cell>
          <table:table-cell table:style-name="ce18" table:formula="of:=IF([.F32]=&quot;-&quot;;&quot;-&quot;;([.F32]-[.E32])/[.E32])" office:value-type="percentage" office:value="0.00147342822401853" calcext:value-type="percentage">
            <text:p>0.15%</text:p>
          </table:table-cell>
          <table:table-cell table:number-columns-repeated="1637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"Ita Vita" - Synetos Konstantinos Citroën Saxo VTS</text:p>
          </table:table-cell>
          <table:table-cell table:style-name="ce7" office:value-type="string" calcext:value-type="string">
            <text:p>C5 F2</text:p>
          </table:table-cell>
          <table:table-cell table:style-name="ce8" office:value-type="string" calcext:value-type="string">
            <text:p>14:24.60</text:p>
          </table:table-cell>
          <table:table-cell table:style-name="ce8" office:value-type="string" calcext:value-type="string">
            <text:p>21:53.87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33]=&quot;-&quot;;&quot;-&quot;;([.E33]-[.D33])/[.D33])" office:value-type="percentage" office:value="0.519627573444367" calcext:value-type="percentage">
            <text:p>51.96%</text:p>
          </table:table-cell>
          <table:table-cell table:style-name="ce12" table:formula="of:=IF([.F33]=&quot;-&quot;;&quot;-&quot;;([.F33]-[.D33])/[.D33])" office:value-type="string" office:string-value="-" calcext:value-type="string">
            <text:p>-</text:p>
          </table:table-cell>
          <table:table-cell table:style-name="ce18" table:formula="of:=IF([.F33]=&quot;-&quot;;&quot;-&quot;;([.F33]-[.E33])/[.E33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Pavli Marialena <text:s/>- Papadaki V. Nissan Micra K11</text:p>
          </table:table-cell>
          <table:table-cell table:style-name="ce7" office:value-type="string" calcext:value-type="string">
            <text:p>C6 F2</text:p>
          </table:table-cell>
          <table:table-cell table:style-name="ce8" office:value-type="string" calcext:value-type="string">
            <text:p>12:45.35</text:p>
          </table:table-cell>
          <table:table-cell table:style-name="ce8" office:value-type="string" calcext:value-type="string">
            <text:p>12:36.83</text:p>
          </table:table-cell>
          <table:table-cell table:style-name="ce8" office:value-type="string" calcext:value-type="string">
            <text:p>12:26.85</text:p>
          </table:table-cell>
          <table:table-cell table:style-name="ce12" table:formula="of:=IF([.E34]=&quot;-&quot;;&quot;-&quot;;([.E34]-[.D34])/[.D34])" office:value-type="percentage" office:value="-0.0111321617560592" calcext:value-type="percentage">
            <text:p>-1.11%</text:p>
          </table:table-cell>
          <table:table-cell table:style-name="ce12" table:formula="of:=IF([.F34]=&quot;-&quot;;&quot;-&quot;;([.F34]-[.D34])/[.D34])" office:value-type="percentage" office:value="-0.0241719474750114" calcext:value-type="percentage">
            <text:p>-2.42%</text:p>
          </table:table-cell>
          <table:table-cell table:style-name="ce18" table:formula="of:=IF([.F34]=&quot;-&quot;;&quot;-&quot;;([.F34]-[.E34])/[.E34])" office:value-type="percentage" office:value="-0.0131865808702087" calcext:value-type="percentage">
            <text:p>-1.32%</text:p>
          </table:table-cell>
          <table:table-cell table:number-columns-repeated="1637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erssis Evangelos <text:s/>- Exarchos K. Toyota Hilux</text:p>
          </table:table-cell>
          <table:table-cell table:style-name="ce7" office:value-type="string" calcext:value-type="string">
            <text:p>T</text:p>
          </table:table-cell>
          <table:table-cell table:style-name="ce8" office:value-type="string" calcext:value-type="string">
            <text:p>11:53.07</text:p>
          </table:table-cell>
          <table:table-cell table:style-name="ce8" office:value-type="string" calcext:value-type="string">
            <text:p>11:41.66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35]=&quot;-&quot;;&quot;-&quot;;([.E35]-[.D35])/[.D35])" office:value-type="percentage" office:value="-0.0160012341004391" calcext:value-type="percentage">
            <text:p>-1.60%</text:p>
          </table:table-cell>
          <table:table-cell table:style-name="ce12" table:formula="of:=IF([.F35]=&quot;-&quot;;&quot;-&quot;;([.F35]-[.D35])/[.D35])" office:value-type="string" office:string-value="-" calcext:value-type="string">
            <text:p>-</text:p>
          </table:table-cell>
          <table:table-cell table:style-name="ce18" table:formula="of:=IF([.F35]=&quot;-&quot;;&quot;-&quot;;([.F35]-[.E35])/[.E35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Vorrias Ioannis Mitsubishi Pajero Evolution</text:p>
          </table:table-cell>
          <table:table-cell table:style-name="ce7" office:value-type="string" calcext:value-type="string">
            <text:p>T1</text:p>
          </table:table-cell>
          <table:table-cell table:style-name="ce8" office:value-type="string" calcext:value-type="string">
            <text:p>12:20.93</text:p>
          </table:table-cell>
          <table:table-cell table:style-name="ce8" office:value-type="string" calcext:value-type="string">
            <text:p>11:31.16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36]=&quot;-&quot;;&quot;-&quot;;([.E36]-[.D36])/[.D36])" office:value-type="percentage" office:value="-0.0671723374677771" calcext:value-type="percentage">
            <text:p>-6.72%</text:p>
          </table:table-cell>
          <table:table-cell table:style-name="ce12" table:formula="of:=IF([.F36]=&quot;-&quot;;&quot;-&quot;;([.F36]-[.D36])/[.D36])" office:value-type="string" office:string-value="-" calcext:value-type="string">
            <text:p>-</text:p>
          </table:table-cell>
          <table:table-cell table:style-name="ce18" table:formula="of:=IF([.F36]=&quot;-&quot;;&quot;-&quot;;([.F36]-[.E36])/[.E36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Halivelakis A. <text:s/>- Papageorgiou A. Ford Escort RS 2000 MKII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1:43.62</text:p>
          </table:table-cell>
          <table:table-cell table:style-name="ce8" office:value-type="string" calcext:value-type="string">
            <text:p>11:46.23</text:p>
          </table:table-cell>
          <table:table-cell table:style-name="ce8" office:value-type="string" calcext:value-type="string">
            <text:p>11:17.37</text:p>
          </table:table-cell>
          <table:table-cell table:style-name="ce12" table:formula="of:=IF([.E37]=&quot;-&quot;;&quot;-&quot;;([.E37]-[.D37])/[.D37])" office:value-type="percentage" office:value="0.00370938859043235" calcext:value-type="percentage">
            <text:p>0.37%</text:p>
          </table:table-cell>
          <table:table-cell table:style-name="ce12" table:formula="of:=IF([.F37]=&quot;-&quot;;&quot;-&quot;;([.F37]-[.D37])/[.D37])" office:value-type="percentage" office:value="-0.0373070691566471" calcext:value-type="percentage">
            <text:p>-3.73%</text:p>
          </table:table-cell>
          <table:table-cell table:style-name="ce18" table:formula="of:=IF([.F37]=&quot;-&quot;;&quot;-&quot;;([.F37]-[.E37])/[.E37])" office:value-type="percentage" office:value="-0.0408648740495307" calcext:value-type="percentage">
            <text:p>-4.09%</text:p>
          </table:table-cell>
          <table:table-cell table:number-columns-repeated="1637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Halkias Efthimios <text:s/>- Komnos Nikos Datsun Violet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1:50.72</text:p>
          </table:table-cell>
          <table:table-cell table:style-name="ce8" office:value-type="string" calcext:value-type="string">
            <text:p>12:00.95</text:p>
          </table:table-cell>
          <table:table-cell table:style-name="ce5" office:value-type="string" calcext:value-type="string">
            <text:p>-</text:p>
          </table:table-cell>
          <table:table-cell table:style-name="ce12" table:formula="of:=IF([.E38]=&quot;-&quot;;&quot;-&quot;;([.E38]-[.D38])/[.D38])" office:value-type="percentage" office:value="0.0143938541197659" calcext:value-type="percentage">
            <text:p>1.44%</text:p>
          </table:table-cell>
          <table:table-cell table:style-name="ce12" table:formula="of:=IF([.F38]=&quot;-&quot;;&quot;-&quot;;([.F38]-[.D38])/[.D38])" office:value-type="string" office:string-value="-" calcext:value-type="string">
            <text:p>-</text:p>
          </table:table-cell>
          <table:table-cell table:style-name="ce18" table:formula="of:=IF([.F38]=&quot;-&quot;;&quot;-&quot;;([.F38]-[.E38])/[.E38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Paradissis Giorgos <text:s/>- Stergiou P. Ford Escort RS 1800 MKII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1:49.46</text:p>
          </table:table-cell>
          <table:table-cell table:style-name="ce8" office:value-type="string" calcext:value-type="string">
            <text:p>11:33.92</text:p>
          </table:table-cell>
          <table:table-cell table:style-name="ce8" office:value-type="string" calcext:value-type="string">
            <text:p>11:36.45</text:p>
          </table:table-cell>
          <table:table-cell table:style-name="ce12" table:formula="of:=IF([.E39]=&quot;-&quot;;&quot;-&quot;;([.E39]-[.D39])/[.D39])" office:value-type="percentage" office:value="-0.0219039833112509" calcext:value-type="percentage">
            <text:p>-2.19%</text:p>
          </table:table-cell>
          <table:table-cell table:style-name="ce12" table:formula="of:=IF([.F39]=&quot;-&quot;;&quot;-&quot;;([.F39]-[.D39])/[.D39])" office:value-type="percentage" office:value="-0.0183378907901784" calcext:value-type="percentage">
            <text:p>-1.83%</text:p>
          </table:table-cell>
          <table:table-cell table:style-name="ce18" table:formula="of:=IF([.F39]=&quot;-&quot;;&quot;-&quot;;([.F39]-[.E39])/[.E39])" office:value-type="percentage" office:value="0.00364595342402595" calcext:value-type="percentage">
            <text:p>0.36%</text:p>
          </table:table-cell>
          <table:table-cell table:number-columns-repeated="1637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Amaxopoulos D. <text:s/>- Moraiti H. Toyota Corolla KE3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1:56.23</text:p>
          </table:table-cell>
          <table:table-cell table:style-name="ce8" office:value-type="string" calcext:value-type="string">
            <text:p>11:44.33</text:p>
          </table:table-cell>
          <table:table-cell table:style-name="ce8" office:value-type="string" calcext:value-type="string">
            <text:p>11:34.25</text:p>
          </table:table-cell>
          <table:table-cell table:style-name="ce12" table:formula="of:=IF([.E40]=&quot;-&quot;;&quot;-&quot;;([.E40]-[.D40])/[.D40])" office:value-type="percentage" office:value="-0.0166147745835835" calcext:value-type="percentage">
            <text:p>-1.66%</text:p>
          </table:table-cell>
          <table:table-cell table:style-name="ce12" table:formula="of:=IF([.F40]=&quot;-&quot;;&quot;-&quot;;([.F40]-[.D40])/[.D40])" office:value-type="percentage" office:value="-0.03068846599556" calcext:value-type="percentage">
            <text:p>-3.07%</text:p>
          </table:table-cell>
          <table:table-cell table:style-name="ce18" table:formula="of:=IF([.F40]=&quot;-&quot;;&quot;-&quot;;([.F40]-[.E40])/[.E40])" office:value-type="percentage" office:value="-0.0143114733150653" calcext:value-type="percentage">
            <text:p>-1.43%</text:p>
          </table:table-cell>
          <table:table-cell table:number-columns-repeated="1637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Koutsikos P. <text:s/>- Petropoulos N. Toyota Starlet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2:14.76</text:p>
          </table:table-cell>
          <table:table-cell table:style-name="ce8" office:value-type="string" calcext:value-type="string">
            <text:p>12:16.67</text:p>
          </table:table-cell>
          <table:table-cell table:style-name="ce8" office:value-type="string" calcext:value-type="string">
            <text:p>11:48.34</text:p>
          </table:table-cell>
          <table:table-cell table:style-name="ce12" table:formula="of:=IF([.E41]=&quot;-&quot;;&quot;-&quot;;([.E41]-[.D41])/[.D41])" office:value-type="percentage" office:value="0.00259948826827797" calcext:value-type="percentage">
            <text:p>0.26%</text:p>
          </table:table-cell>
          <table:table-cell table:style-name="ce12" table:formula="of:=IF([.F41]=&quot;-&quot;;&quot;-&quot;;([.F41]-[.D41])/[.D41])" office:value-type="percentage" office:value="-0.0359573193968098" calcext:value-type="percentage">
            <text:p>-3.60%</text:p>
          </table:table-cell>
          <table:table-cell table:style-name="ce18" table:formula="of:=IF([.F41]=&quot;-&quot;;&quot;-&quot;;([.F41]-[.E41])/[.E41])" office:value-type="percentage" office:value="-0.0384568395618118" calcext:value-type="percentage">
            <text:p>-3.85%</text:p>
          </table:table-cell>
          <table:table-cell table:number-columns-repeated="1637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Christodoulou A. <text:s/>- Samaras A. Lancia 037 Rally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1:39.13</text:p>
          </table:table-cell>
          <table:table-cell table:style-name="ce8" office:value-type="string" calcext:value-type="string">
            <text:p>11:19.53</text:p>
          </table:table-cell>
          <table:table-cell table:style-name="ce8" office:value-type="string" calcext:value-type="string">
            <text:p>11:21.03</text:p>
          </table:table-cell>
          <table:table-cell table:style-name="ce12" table:formula="of:=IF([.E42]=&quot;-&quot;;&quot;-&quot;;([.E42]-[.D42])/[.D42])" office:value-type="percentage" office:value="-0.0280348433052508" calcext:value-type="percentage">
            <text:p>-2.80%</text:p>
          </table:table-cell>
          <table:table-cell table:style-name="ce12" table:formula="of:=IF([.F42]=&quot;-&quot;;&quot;-&quot;;([.F42]-[.D42])/[.D42])" office:value-type="percentage" office:value="-0.0258893195829102" calcext:value-type="percentage">
            <text:p>-2.59%</text:p>
          </table:table-cell>
          <table:table-cell table:style-name="ce18" table:formula="of:=IF([.F42]=&quot;-&quot;;&quot;-&quot;;([.F42]-[.E42])/[.E42])" office:value-type="percentage" office:value="0.00220740806145414" calcext:value-type="percentage">
            <text:p>0.22%</text:p>
          </table:table-cell>
          <table:table-cell table:number-columns-repeated="1637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Kassidopoulos G. <text:s/>- Babalis N. Toyota Starlet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2:20.38</text:p>
          </table:table-cell>
          <table:table-cell table:style-name="ce8" office:value-type="string" calcext:value-type="string">
            <text:p>12:13.26</text:p>
          </table:table-cell>
          <table:table-cell table:style-name="ce8" office:value-type="string" calcext:value-type="string">
            <text:p>11:59.54</text:p>
          </table:table-cell>
          <table:table-cell table:style-name="ce12" table:formula="of:=IF([.E43]=&quot;-&quot;;&quot;-&quot;;([.E43]-[.D43])/[.D43])" office:value-type="percentage" office:value="-0.00961668332477921" calcext:value-type="percentage">
            <text:p>-0.96%</text:p>
          </table:table-cell>
          <table:table-cell table:style-name="ce12" table:formula="of:=IF([.F43]=&quot;-&quot;;&quot;-&quot;;([.F43]-[.D43])/[.D43])" office:value-type="percentage" office:value="-0.0281477079337637" calcext:value-type="percentage">
            <text:p>-2.81%</text:p>
          </table:table-cell>
          <table:table-cell table:style-name="ce18" table:formula="of:=IF([.F43]=&quot;-&quot;;&quot;-&quot;;([.F43]-[.E43])/[.E43])" office:value-type="percentage" office:value="-0.0187109620052914" calcext:value-type="percentage">
            <text:p>-1.87%</text:p>
          </table:table-cell>
          <table:table-cell table:number-columns-repeated="1637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Melas D. <text:s/>- Vardaxis S. Porsche 91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2:52.65</text:p>
          </table:table-cell>
          <table:table-cell table:style-name="ce8" office:value-type="string" calcext:value-type="string">
            <text:p>11:56.90</text:p>
          </table:table-cell>
          <table:table-cell table:style-name="ce8" office:value-type="string" calcext:value-type="string">
            <text:p>11:45.55</text:p>
          </table:table-cell>
          <table:table-cell table:style-name="ce12" table:formula="of:=IF([.E44]=&quot;-&quot;;&quot;-&quot;;([.E44]-[.D44])/[.D44])" office:value-type="percentage" office:value="-0.0721542742509547" calcext:value-type="percentage">
            <text:p>-7.22%</text:p>
          </table:table-cell>
          <table:table-cell table:style-name="ce12" table:formula="of:=IF([.F44]=&quot;-&quot;;&quot;-&quot;;([.F44]-[.D44])/[.D44])" office:value-type="percentage" office:value="-0.0868439785154988" calcext:value-type="percentage">
            <text:p>-8.68%</text:p>
          </table:table-cell>
          <table:table-cell table:style-name="ce18" table:formula="of:=IF([.F44]=&quot;-&quot;;&quot;-&quot;;([.F44]-[.E44])/[.E44])" office:value-type="percentage" office:value="-0.0158320546798717" calcext:value-type="percentage">
            <text:p>-1.58%</text:p>
          </table:table-cell>
          <table:table-cell table:number-columns-repeated="1637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Dedegikas Spiros <text:s/>- Mountzouris A. Ford Escort MK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2:59.34</text:p>
          </table:table-cell>
          <table:table-cell table:style-name="ce8" office:value-type="string" calcext:value-type="string">
            <text:p>12:24.99</text:p>
          </table:table-cell>
          <table:table-cell table:style-name="ce8" office:value-type="string" calcext:value-type="string">
            <text:p>11:39.65</text:p>
          </table:table-cell>
          <table:table-cell table:style-name="ce12" table:formula="of:=IF([.E45]=&quot;-&quot;;&quot;-&quot;;([.E45]-[.D45])/[.D45])" office:value-type="percentage" office:value="-0.0440757564092695" calcext:value-type="percentage">
            <text:p>-4.41%</text:p>
          </table:table-cell>
          <table:table-cell table:style-name="ce12" table:formula="of:=IF([.F45]=&quot;-&quot;;&quot;-&quot;;([.F45]-[.D45])/[.D45])" office:value-type="percentage" office:value="-0.102253188595478" calcext:value-type="percentage">
            <text:p>-10.23%</text:p>
          </table:table-cell>
          <table:table-cell table:style-name="ce18" table:formula="of:=IF([.F45]=&quot;-&quot;;&quot;-&quot;;([.F45]-[.E45])/[.E45])" office:value-type="percentage" office:value="-0.0608598773137896" calcext:value-type="percentage">
            <text:p>-6.09%</text:p>
          </table:table-cell>
          <table:table-cell table:number-columns-repeated="1637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Kansos P. <text:s/>- Grigoropoulos A. Volkswagen Golf II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3:50.90</text:p>
          </table:table-cell>
          <table:table-cell table:style-name="ce8" office:value-type="string" calcext:value-type="string">
            <text:p>13:58.38</text:p>
          </table:table-cell>
          <table:table-cell table:style-name="ce8" office:value-type="string" calcext:value-type="string">
            <text:p>13:58.39</text:p>
          </table:table-cell>
          <table:table-cell table:style-name="ce12" table:formula="of:=IF([.E46]=&quot;-&quot;;&quot;-&quot;;([.E46]-[.D46])/[.D46])" office:value-type="percentage" office:value="0.00900228667709711" calcext:value-type="percentage">
            <text:p>0.90%</text:p>
          </table:table-cell>
          <table:table-cell table:style-name="ce12" table:formula="of:=IF([.F46]=&quot;-&quot;;&quot;-&quot;;([.F46]-[.D46])/[.D46])" office:value-type="percentage" office:value="0.00901432181971345" calcext:value-type="percentage">
            <text:p>0.90%</text:p>
          </table:table-cell>
          <table:table-cell table:style-name="ce18" table:formula="of:=IF([.F46]=&quot;-&quot;;&quot;-&quot;;([.F46]-[.E46])/[.E46])" office:value-type="percentage" office:value="0.0000119277654523195" calcext:value-type="percentage">
            <text:p>0.00%</text:p>
          </table:table-cell>
          <table:table-cell table:number-columns-repeated="1637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Vassilopoulos P. <text:s/>- Stathakos D. Ford Escort MK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12:27.93</text:p>
          </table:table-cell>
          <table:table-cell table:style-name="ce8" office:value-type="string" calcext:value-type="string">
            <text:p>12:33.67</text:p>
          </table:table-cell>
          <table:table-cell table:style-name="ce8" office:value-type="string" calcext:value-type="string">
            <text:p>12:40.12</text:p>
          </table:table-cell>
          <table:table-cell table:style-name="ce12" table:formula="of:=IF([.E47]=&quot;-&quot;;&quot;-&quot;;([.E47]-[.D47])/[.D47])" office:value-type="percentage" office:value="0.00767451499471874" calcext:value-type="percentage">
            <text:p>0.77%</text:p>
          </table:table-cell>
          <table:table-cell table:style-name="ce12" table:formula="of:=IF([.F47]=&quot;-&quot;;&quot;-&quot;;([.F47]-[.D47])/[.D47])" office:value-type="percentage" office:value="0.0162983166873905" calcext:value-type="percentage">
            <text:p>1.63%</text:p>
          </table:table-cell>
          <table:table-cell table:style-name="ce18" table:formula="of:=IF([.F47]=&quot;-&quot;;&quot;-&quot;;([.F47]-[.E47])/[.E47])" office:value-type="percentage" office:value="0.00855812225509837" calcext:value-type="percentage">
            <text:p>0.86%</text:p>
          </table:table-cell>
          <table:table-cell table:number-columns-repeated="1637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Kofinas Konstantinos <text:s/>- Kofinas A. Toyota Corolla AE86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3:08.35</text:p>
          </table:table-cell>
          <table:table-cell table:style-name="ce8" office:value-type="string" calcext:value-type="string">
            <text:p>12:35.86</text:p>
          </table:table-cell>
          <table:table-cell table:style-name="ce8" office:value-type="string" calcext:value-type="string">
            <text:p>12:30.08</text:p>
          </table:table-cell>
          <table:table-cell table:style-name="ce12" table:formula="of:=IF([.E48]=&quot;-&quot;;&quot;-&quot;;([.E48]-[.D48])/[.D48])" office:value-type="percentage" office:value="-0.0412126593518108" calcext:value-type="percentage">
            <text:p>-4.12%</text:p>
          </table:table-cell>
          <table:table-cell table:style-name="ce12" table:formula="of:=IF([.F48]=&quot;-&quot;;&quot;-&quot;;([.F48]-[.D48])/[.D48])" office:value-type="percentage" office:value="-0.0485444282361895" calcext:value-type="percentage">
            <text:p>-4.85%</text:p>
          </table:table-cell>
          <table:table-cell table:style-name="ce18" table:formula="of:=IF([.F48]=&quot;-&quot;;&quot;-&quot;;([.F48]-[.E48])/[.E48])" office:value-type="percentage" office:value="-0.00764691874156583" calcext:value-type="percentage">
            <text:p>-0.76%</text:p>
          </table:table-cell>
          <table:table-cell table:number-columns-repeated="1637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Papandreou A. <text:s/>- Rizopoulos D. Toyota Starlet KP61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3:14.7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table:formula="of:=IF([.E49]=&quot;-&quot;;&quot;-&quot;;([.E49]-[.D49])/[.D49])" office:value-type="string" office:string-value="-" calcext:value-type="string">
            <text:p>-</text:p>
          </table:table-cell>
          <table:table-cell table:style-name="ce12" table:formula="of:=IF([.F49]=&quot;-&quot;;&quot;-&quot;;([.F49]-[.D49])/[.D49])" office:value-type="string" office:string-value="-" calcext:value-type="string">
            <text:p>-</text:p>
          </table:table-cell>
          <table:table-cell table:style-name="ce18" table:formula="of:=IF([.F49]=&quot;-&quot;;&quot;-&quot;;([.F49]-[.E49])/[.E49])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Dodos Giorgos <text:s/>- Intzoglou Nikos Nissan Sunny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12:50.51</text:p>
          </table:table-cell>
          <table:table-cell table:style-name="ce8" office:value-type="string" calcext:value-type="string">
            <text:p>12:28.14</text:p>
          </table:table-cell>
          <table:table-cell table:style-name="ce8" office:value-type="string" calcext:value-type="string">
            <text:p>12:38.71</text:p>
          </table:table-cell>
          <table:table-cell table:style-name="ce12" table:formula="of:=IF([.E50]=&quot;-&quot;;&quot;-&quot;;([.E50]-[.D50])/[.D50])" office:value-type="percentage" office:value="-0.0290327185889865" calcext:value-type="percentage">
            <text:p>-2.90%</text:p>
          </table:table-cell>
          <table:table-cell table:style-name="ce12" table:formula="of:=IF([.F50]=&quot;-&quot;;&quot;-&quot;;([.F50]-[.D50])/[.D50])" office:value-type="percentage" office:value="-0.0153145319333947" calcext:value-type="percentage">
            <text:p>-1.53%</text:p>
          </table:table-cell>
          <table:table-cell table:style-name="ce18" table:formula="of:=IF([.F50]=&quot;-&quot;;&quot;-&quot;;([.F50]-[.E50])/[.E50])" office:value-type="percentage" office:value="0.0141283716951373" calcext:value-type="percentage">
            <text:p>1.41%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Διαφορές ανά πέρασμα</text:p>
          </table:table-cell>
          <table:covered-table-cell table:number-columns-repeated="2" table:style-name="ce14"/>
          <table:table-cell table:number-columns-repeated="16376"/>
        </table:table-row>
        <table:table-row table:style-name="ro1">
          <table:table-cell table:number-columns-repeated="5"/>
          <table:table-cell table:style-name="ce10"/>
          <table:table-cell table:style-name="ce14" office:value-type="string" calcext:value-type="string">
            <text:p>Ανέβασαν</text:p>
          </table:table-cell>
          <table:table-cell table:style-name="ce14" office:value-type="string" calcext:value-type="string">
            <text:p>Κατέβασαν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string" calcext:value-type="string">
            <text:p>1ο με 2ο</text:p>
          </table:table-cell>
          <table:table-cell table:style-name="ce15" table:formula="of:=COUNTIF([.$G$2:.$G$50];&quot;&gt;0&quot;)" office:value-type="float" office:value="7" calcext:value-type="float">
            <text:p>7</text:p>
          </table:table-cell>
          <table:table-cell table:style-name="ce15" table:formula="of:=COUNTIF([.$G$2:.$G$50];&quot;&lt;0&quot;)" office:value-type="float" office:value="37" calcext:value-type="float">
            <text:p>37</text:p>
          </table:table-cell>
          <table:table-cell table:number-columns-repeated="2"/>
          <table:table-cell table:style-name="ce20"/>
          <table:table-cell table:number-columns-repeated="16373"/>
        </table:table-row>
        <table:table-row table:style-name="ro1">
          <table:table-cell table:number-columns-repeated="5"/>
          <table:table-cell table:style-name="ce10" office:value-type="string" calcext:value-type="string">
            <text:p>1ο με 3ο</text:p>
          </table:table-cell>
          <table:table-cell table:style-name="ce16" table:formula="of:=COUNTIF([.$H$2:.$H$50];&quot;&gt;0&quot;)" office:value-type="float" office:value="3" calcext:value-type="float">
            <text:p>3</text:p>
          </table:table-cell>
          <table:table-cell table:style-name="ce15" table:formula="of:=COUNTIF([.$H$2:.$H$50];&quot;&lt;0&quot;)"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string" calcext:value-type="string">
            <text:p>2ο με 3ο</text:p>
          </table:table-cell>
          <table:table-cell table:style-name="ce15" table:formula="of:=COUNTIF([.$I$2:.$I$50];&quot;&gt;0&quot;)" office:value-type="float" office:value="16" calcext:value-type="float">
            <text:p>16</text:p>
          </table:table-cell>
          <table:table-cell table:style-name="ce15" table:formula="of:=COUNTIF([.$I$2:.$I$50];&quot;&lt;0&quot;)" office:value-type="float" office:value="21" calcext:value-type="float">
            <text:p>2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vadia2023_a.G2:Livadia2023_a.I50">
            <calcext:condition calcext:apply-style-name="Good" calcext:value="&lt;0" calcext:base-cell-address="Livadia2023_a.G2"/>
            <calcext:condition calcext:apply-style-name="Bad" calcext:value="&gt;0" calcext:base-cell-address="Livadia2023_a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Ραλλυ Λειβαδιάς 2 Απρίλη 2023</text:p>
      </style:header>
      <style:header-left style:display="false"/>
      <style:header-first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0:43:16.519000000</dc:date>
    <meta:editing-duration>PT26M48S</meta:editing-duration>
    <meta:editing-cycles>1</meta:editing-cycles>
    <meta:document-statistic meta:table-count="1" meta:cell-count="462" meta:object-count="0"/>
    <meta:generator>LibreOffice/7.5.0.3$Windows_X86_64 LibreOffice_project/c21113d003cd3efa8c53188764377a8272d9d6de</meta:generator>
  </office:meta>
</office:document-meta>
</file>